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共同研究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14:20.299000000</dc:date>
    <meta:editing-duration>PT22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4" meta:character-count="5" meta:non-whitespace-character-count="4"/>
  </office:meta>
</office:document-meta>
</file>